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2c548b" officeooo:paragraph-rsid="002c548b"/>
    </style:style>
    <style:style style:name="P2" style:family="paragraph" style:parent-style-name="Standard">
      <style:text-properties officeooo:rsid="0015aa46" officeooo:paragraph-rsid="0015aa46"/>
    </style:style>
    <style:style style:name="P3" style:family="paragraph" style:parent-style-name="Standard">
      <style:text-properties officeooo:rsid="00179e3e" officeooo:paragraph-rsid="00179e3e"/>
    </style:style>
    <style:style style:name="P4" style:family="paragraph" style:parent-style-name="Standard">
      <style:text-properties officeooo:rsid="00179e3e" officeooo:paragraph-rsid="0019f3a2"/>
    </style:style>
    <style:style style:name="P5" style:family="paragraph" style:parent-style-name="Standard">
      <style:text-properties fo:font-weight="bold" officeooo:rsid="00179e3e" officeooo:paragraph-rsid="00179e3e" style:font-weight-asian="bold" style:font-weight-complex="bold"/>
    </style:style>
    <style:style style:name="P6" style:family="paragraph" style:parent-style-name="Standard">
      <style:text-properties fo:font-weight="bold" officeooo:rsid="001b6af5" officeooo:paragraph-rsid="001b6af5" style:font-weight-asian="bold" style:font-weight-complex="bold"/>
    </style:style>
    <style:style style:name="P7" style:family="paragraph" style:parent-style-name="Standard">
      <style:text-properties fo:font-weight="bold" officeooo:rsid="001c358d" officeooo:paragraph-rsid="001c358d" style:font-weight-asian="bold" style:font-weight-complex="bold"/>
    </style:style>
    <style:style style:name="P8" style:family="paragraph" style:parent-style-name="Standard">
      <style:text-properties fo:font-weight="bold" officeooo:rsid="0015aa46" officeooo:paragraph-rsid="0015aa46" style:font-weight-asian="bold" style:font-weight-complex="bold"/>
    </style:style>
    <style:style style:name="P9" style:family="paragraph" style:parent-style-name="Standard">
      <style:text-properties fo:font-weight="bold" officeooo:rsid="0015aa46" officeooo:paragraph-rsid="001d055f" style:font-weight-asian="bold" style:font-weight-complex="bold"/>
    </style:style>
    <style:style style:name="P10" style:family="paragraph" style:parent-style-name="Standard">
      <style:text-properties fo:font-weight="bold" officeooo:rsid="001ef144" officeooo:paragraph-rsid="001ef144" style:font-weight-asian="bold" style:font-weight-complex="bold"/>
    </style:style>
    <style:style style:name="P11" style:family="paragraph" style:parent-style-name="Standard">
      <style:text-properties fo:font-weight="bold" officeooo:rsid="00309240" officeooo:paragraph-rsid="00309240" style:font-weight-asian="bold" style:font-weight-complex="bold"/>
    </style:style>
    <style:style style:name="P12" style:family="paragraph" style:parent-style-name="Standard">
      <style:text-properties fo:font-weight="bold" officeooo:rsid="0031c72f" officeooo:paragraph-rsid="0031c72f" style:font-weight-asian="bold" style:font-weight-complex="bold"/>
    </style:style>
    <style:style style:name="P13" style:family="paragraph" style:parent-style-name="Standard">
      <style:text-properties fo:font-weight="bold" officeooo:rsid="0032b853" officeooo:paragraph-rsid="0032b853" style:font-weight-asian="bold" style:font-weight-complex="bold"/>
    </style:style>
    <style:style style:name="P14" style:family="paragraph" style:parent-style-name="Standard">
      <style:text-properties fo:font-weight="bold" officeooo:rsid="003861ef" officeooo:paragraph-rsid="003861ef" style:font-weight-asian="bold" style:font-weight-complex="bold"/>
    </style:style>
    <style:style style:name="P15" style:family="paragraph" style:parent-style-name="Standard">
      <style:text-properties fo:font-weight="bold" officeooo:rsid="003861ef" officeooo:paragraph-rsid="0019f3a2" style:font-weight-asian="bold" style:font-weight-complex="bold"/>
    </style:style>
    <style:style style:name="P16" style:family="paragraph" style:parent-style-name="Standard">
      <style:text-properties fo:font-weight="bold" officeooo:rsid="0039c581" officeooo:paragraph-rsid="0039c581" style:font-weight-asian="bold" style:font-weight-complex="bold"/>
    </style:style>
    <style:style style:name="P17" style:family="paragraph" style:parent-style-name="Standard">
      <style:text-properties fo:font-weight="normal" officeooo:rsid="00179e3e" officeooo:paragraph-rsid="00179e3e" style:font-weight-asian="normal" style:font-weight-complex="normal"/>
    </style:style>
    <style:style style:name="P18" style:family="paragraph" style:parent-style-name="Standard">
      <style:text-properties fo:font-weight="normal" officeooo:rsid="0019f3a2" officeooo:paragraph-rsid="0019f3a2" style:font-weight-asian="normal" style:font-weight-complex="normal"/>
    </style:style>
    <style:style style:name="P19" style:family="paragraph" style:parent-style-name="Standard">
      <style:text-properties fo:font-weight="normal" officeooo:rsid="0019f3a2" officeooo:paragraph-rsid="0038bb08" style:font-weight-asian="normal" style:font-weight-complex="normal"/>
    </style:style>
    <style:style style:name="P20" style:family="paragraph" style:parent-style-name="Standard">
      <style:text-properties fo:font-weight="normal" officeooo:rsid="001b6af5" officeooo:paragraph-rsid="001b6af5" style:font-weight-asian="normal" style:font-weight-complex="normal"/>
    </style:style>
    <style:style style:name="P21" style:family="paragraph" style:parent-style-name="Standard">
      <style:text-properties fo:font-weight="normal" officeooo:rsid="001c358d" officeooo:paragraph-rsid="001c358d" style:font-weight-asian="normal" style:font-weight-complex="normal"/>
    </style:style>
    <style:style style:name="P22" style:family="paragraph" style:parent-style-name="Standard">
      <style:text-properties fo:font-weight="normal" officeooo:rsid="001d055f" officeooo:paragraph-rsid="001d055f" style:font-weight-asian="normal" style:font-weight-complex="normal"/>
    </style:style>
    <style:style style:name="P23" style:family="paragraph" style:parent-style-name="Standard">
      <style:text-properties fo:font-weight="normal" officeooo:rsid="002acc7b" officeooo:paragraph-rsid="004da6cc" style:font-weight-asian="normal" style:font-weight-complex="normal"/>
    </style:style>
    <style:style style:name="P24" style:family="paragraph" style:parent-style-name="Standard">
      <style:text-properties fo:font-weight="normal" officeooo:rsid="002acc7b" officeooo:paragraph-rsid="001ef144" style:font-weight-asian="normal" style:font-weight-complex="normal"/>
    </style:style>
    <style:style style:name="P25" style:family="paragraph" style:parent-style-name="Standard">
      <style:text-properties fo:font-weight="normal" officeooo:rsid="00292b2c" officeooo:paragraph-rsid="001c358d" style:font-weight-asian="normal" style:font-weight-complex="normal"/>
    </style:style>
    <style:style style:name="P26" style:family="paragraph" style:parent-style-name="Standard">
      <style:text-properties fo:font-weight="normal" officeooo:rsid="0031c72f" officeooo:paragraph-rsid="00309240" style:font-weight-asian="normal" style:font-weight-complex="normal"/>
    </style:style>
    <style:style style:name="P27" style:family="paragraph" style:parent-style-name="Standard">
      <style:text-properties fo:font-weight="normal" officeooo:rsid="003318b7" officeooo:paragraph-rsid="003318b7" style:font-weight-asian="normal" style:font-weight-complex="normal"/>
    </style:style>
    <style:style style:name="P28" style:family="paragraph" style:parent-style-name="Standard">
      <style:text-properties fo:font-weight="normal" officeooo:rsid="0032b853" officeooo:paragraph-rsid="0032b853" style:font-weight-asian="normal" style:font-weight-complex="normal"/>
    </style:style>
    <style:style style:name="P29" style:family="paragraph" style:parent-style-name="Standard">
      <style:text-properties fo:font-weight="normal" officeooo:rsid="0035f360" officeooo:paragraph-rsid="0035f360" style:font-weight-asian="normal" style:font-weight-complex="normal"/>
    </style:style>
    <style:style style:name="P30" style:family="paragraph" style:parent-style-name="Standard">
      <style:text-properties fo:font-weight="normal" officeooo:rsid="00361d8d" officeooo:paragraph-rsid="00361d8d" style:font-weight-asian="normal" style:font-weight-complex="normal"/>
    </style:style>
    <style:style style:name="P31" style:family="paragraph" style:parent-style-name="Standard">
      <style:text-properties fo:font-weight="normal" officeooo:rsid="0038bb08" officeooo:paragraph-rsid="0038bb08" style:font-weight-asian="normal" style:font-weight-complex="normal"/>
    </style:style>
    <style:style style:name="P32" style:family="paragraph" style:parent-style-name="Standard">
      <style:text-properties fo:font-weight="normal" officeooo:rsid="0039c581" officeooo:paragraph-rsid="0039c581" style:font-weight-asian="normal" style:font-weight-complex="normal"/>
    </style:style>
    <style:style style:name="P33" style:family="paragraph" style:parent-style-name="Standard">
      <style:text-properties fo:font-weight="normal" officeooo:rsid="0039c581" officeooo:paragraph-rsid="0044cc9a" style:font-weight-asian="normal" style:font-weight-complex="normal"/>
    </style:style>
    <style:style style:name="P34" style:family="paragraph" style:parent-style-name="Standard">
      <style:text-properties fo:font-weight="normal" officeooo:rsid="003e1d6e" officeooo:paragraph-rsid="003e1d6e" style:font-weight-asian="normal" style:font-weight-complex="normal"/>
    </style:style>
    <style:style style:name="P35" style:family="paragraph" style:parent-style-name="Standard">
      <style:text-properties fo:font-weight="normal" officeooo:rsid="003f3c87" officeooo:paragraph-rsid="003f3c87" style:font-weight-asian="normal" style:font-weight-complex="normal"/>
    </style:style>
    <style:style style:name="P36" style:family="paragraph" style:parent-style-name="Standard">
      <style:text-properties fo:font-weight="normal" officeooo:rsid="003861ef" officeooo:paragraph-rsid="003861ef" style:font-weight-asian="normal" style:font-weight-complex="normal"/>
    </style:style>
    <style:style style:name="P37" style:family="paragraph" style:parent-style-name="Standard">
      <style:text-properties fo:font-weight="normal" officeooo:rsid="003861ef" officeooo:paragraph-rsid="0038bb08" style:font-weight-asian="normal" style:font-weight-complex="normal"/>
    </style:style>
    <style:style style:name="P38" style:family="paragraph" style:parent-style-name="Standard">
      <style:text-properties fo:font-weight="normal" officeooo:rsid="0046a36c" officeooo:paragraph-rsid="0046a36c" style:font-weight-asian="normal" style:font-weight-complex="normal"/>
    </style:style>
    <style:style style:name="P39" style:family="paragraph" style:parent-style-name="Standard">
      <style:text-properties fo:font-weight="normal" officeooo:rsid="0046a36c" officeooo:paragraph-rsid="00495506" style:font-weight-asian="normal" style:font-weight-complex="normal"/>
    </style:style>
    <style:style style:name="P40" style:family="paragraph" style:parent-style-name="Standard">
      <style:text-properties fo:font-weight="normal" officeooo:rsid="00481024" officeooo:paragraph-rsid="00481024" style:font-weight-asian="normal" style:font-weight-complex="normal"/>
    </style:style>
    <style:style style:name="P41" style:family="paragraph" style:parent-style-name="Standard">
      <style:text-properties fo:font-weight="normal" officeooo:rsid="00495506" officeooo:paragraph-rsid="00495506" style:font-weight-asian="normal" style:font-weight-complex="normal"/>
    </style:style>
    <style:style style:name="P42" style:family="paragraph" style:parent-style-name="Standard">
      <style:text-properties fo:font-weight="normal" officeooo:rsid="004bae27" officeooo:paragraph-rsid="004bae27" style:font-weight-asian="normal" style:font-weight-complex="normal"/>
    </style:style>
    <style:style style:name="P43" style:family="paragraph" style:parent-style-name="Standard">
      <style:text-properties fo:font-weight="normal" officeooo:rsid="004bae27" officeooo:paragraph-rsid="004cbe35" style:font-weight-asian="normal" style:font-weight-complex="normal"/>
    </style:style>
    <style:style style:name="P44" style:family="paragraph" style:parent-style-name="Standard">
      <style:text-properties fo:font-weight="normal" officeooo:rsid="004cbe35" officeooo:paragraph-rsid="004cbe35" style:font-weight-asian="normal" style:font-weight-complex="normal"/>
    </style:style>
    <style:style style:name="P45" style:family="paragraph" style:parent-style-name="Standard">
      <style:text-properties fo:font-weight="normal" officeooo:rsid="004da6cc" officeooo:paragraph-rsid="004da6cc" style:font-weight-asian="normal" style:font-weight-complex="normal"/>
    </style:style>
    <style:style style:name="P46" style:family="paragraph" style:parent-style-name="Standard">
      <style:text-properties officeooo:rsid="00245030" officeooo:paragraph-rsid="001ef144"/>
    </style:style>
    <style:style style:name="P47" style:family="paragraph" style:parent-style-name="Standard">
      <style:text-properties officeooo:rsid="003861ef" officeooo:paragraph-rsid="00179e3e"/>
    </style:style>
    <style:style style:name="P48" style:family="paragraph" style:parent-style-name="Standard">
      <style:text-properties officeooo:rsid="0042d5cc" officeooo:paragraph-rsid="0042d5cc"/>
    </style:style>
    <style:style style:name="P49" style:family="paragraph" style:parent-style-name="Standard">
      <style:text-properties officeooo:rsid="00495506" officeooo:paragraph-rsid="004a620b"/>
    </style:style>
    <style:style style:name="P50" style:family="paragraph" style:parent-style-name="Standard">
      <style:text-properties fo:font-weight="bold" officeooo:rsid="0046a36c" officeooo:paragraph-rsid="0038bb08" style:font-weight-asian="bold" style:font-weight-complex="bold"/>
    </style:style>
    <style:style style:name="P51" style:family="paragraph" style:parent-style-name="Standard">
      <style:text-properties fo:font-weight="normal" officeooo:rsid="004cbe35" officeooo:paragraph-rsid="004cbe35" style:font-weight-asian="normal" style:font-weight-complex="normal"/>
    </style:style>
    <style:style style:name="P52" style:family="paragraph" style:parent-style-name="Standard">
      <style:text-properties fo:font-weight="normal" officeooo:rsid="0019f3a2" officeooo:paragraph-rsid="0019f3a2" style:font-weight-asian="normal" style:font-weight-complex="normal"/>
    </style:style>
    <style:style style:name="P53" style:family="paragraph" style:parent-style-name="Standard">
      <style:text-properties fo:font-weight="normal" officeooo:rsid="005000e9" officeooo:paragraph-rsid="005000e9" style:font-weight-asian="normal" style:font-weight-complex="normal"/>
    </style:style>
    <style:style style:name="T1" style:family="text">
      <style:text-properties officeooo:rsid="00179e3e"/>
    </style:style>
    <style:style style:name="T2" style:family="text">
      <style:text-properties officeooo:rsid="001b6af5"/>
    </style:style>
    <style:style style:name="T3" style:family="text">
      <style:text-properties officeooo:rsid="001c358d"/>
    </style:style>
    <style:style style:name="T4" style:family="text">
      <style:text-properties officeooo:rsid="001d055f"/>
    </style:style>
    <style:style style:name="T5" style:family="text">
      <style:text-properties officeooo:rsid="00292b2c"/>
    </style:style>
    <style:style style:name="T6" style:family="text">
      <style:text-properties officeooo:rsid="002e1e7b"/>
    </style:style>
    <style:style style:name="T7" style:family="text">
      <style:text-properties officeooo:rsid="0031c72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2b853" style:font-weight-asian="normal" style:font-weight-complex="normal"/>
    </style:style>
    <style:style style:name="T10" style:family="text">
      <style:text-properties fo:font-weight="normal" officeooo:rsid="003318b7" style:font-weight-asian="normal" style:font-weight-complex="normal"/>
    </style:style>
    <style:style style:name="T11" style:family="text">
      <style:text-properties fo:font-weight="normal" officeooo:rsid="00348321" style:font-weight-asian="normal" style:font-weight-complex="normal"/>
    </style:style>
    <style:style style:name="T12" style:family="text">
      <style:text-properties officeooo:rsid="0038bb08"/>
    </style:style>
    <style:style style:name="T13" style:family="text">
      <style:text-properties officeooo:rsid="003b6282"/>
    </style:style>
    <style:style style:name="T14" style:family="text">
      <style:text-properties officeooo:rsid="003c224c"/>
    </style:style>
    <style:style style:name="T15" style:family="text">
      <style:text-properties officeooo:rsid="0040e462"/>
    </style:style>
    <style:style style:name="T16" style:family="text">
      <style:text-properties officeooo:rsid="0042d5cc"/>
    </style:style>
    <style:style style:name="T17" style:family="text">
      <style:text-properties officeooo:rsid="0044cc9a"/>
    </style:style>
    <style:style style:name="T18" style:family="text">
      <style:text-properties officeooo:rsid="00481024"/>
    </style:style>
    <style:style style:name="T19" style:family="text">
      <style:text-properties officeooo:rsid="00495506"/>
    </style:style>
    <style:style style:name="T20" style:family="text">
      <style:text-properties officeooo:rsid="004a620b"/>
    </style:style>
    <style:style style:name="T21" style:family="text">
      <style:text-properties officeooo:rsid="003861ef"/>
    </style:style>
    <style:style style:name="T22" style:family="text">
      <style:text-properties officeooo:rsid="004cbe35"/>
    </style:style>
    <style:style style:name="T23" style:family="text">
      <style:text-properties style:text-position="0% 100%" officeooo:rsid="004cbe35"/>
    </style:style>
    <style:style style:name="T24" style:family="text">
      <style:text-properties officeooo:rsid="004da6cc"/>
    </style:style>
    <style:style style:name="T25" style:family="text">
      <style:text-properties officeooo:rsid="002acc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Floating point numbers</text:p>
      <text:p text:style-name="P2"/>
      <text:p text:style-name="P2">In C a floating point number has a very definite format. <text:s text:c="2"/><text:span text:style-name="T1">To start with i</text:span>t might be better to refer to integer and non-integer numbers <text:span text:style-name="T16">also known as real numbers</text:span>.</text:p>
      <text:p text:style-name="P2"/>
      <text:p text:style-name="P9"><text:span text:style-name="T16">Real</text:span> number<text:span text:style-name="T4">s</text:span></text:p>
      <text:p text:style-name="P2"/>
      <text:p text:style-name="P2">An example of a <text:span text:style-name="T16">real</text:span> number <text:span text:style-name="T16">in binary format </text:span>is 111.111</text:p>
      <text:p text:style-name="P2"/>
      <text:p text:style-name="P2">The integer part 111 is decimal seven (4 <text:span text:style-name="T24">+ 2 + 1</text:span>)</text:p>
      <text:p text:style-name="P2"/>
      <text:p text:style-name="P2">The non integer part 0.111 is 0.5 + 0.25 + 0.125 = <text:s/>0.875</text:p>
      <text:p text:style-name="P2"/>
      <text:p text:style-name="P2">Therefore 111.111 equals 7.875 </text:p>
      <text:p text:style-name="P2"/>
      <text:p text:style-name="P2"><text:span text:style-name="T16">Real binary</text:span> numbers can be shifted right and left in exactly the same way the integer numbers can.</text:p>
      <text:p text:style-name="P2">Shifting one place to the left multiplies the number by 2.</text:p>
      <text:p text:style-name="P2">Shifting one place to the right divides it by 2.</text:p>
      <text:p text:style-name="P2"/>
      <text:p text:style-name="P3">We can therefore multiply 111.111 by 8 to get 111111 = 63</text:p>
      <text:p text:style-name="P3"><text:span text:style-name="T4">and</text:span> say that 111.111 = 111111 divided by 8 = 63/8 = 7.875</text:p>
      <text:p text:style-name="P47"/>
      <text:p text:style-name="P48">In a similar way we can say 111.111 = 0.111111 x 8</text:p>
      <text:p text:style-name="P48">equals (0.5 + 0.25 + 0.125 + 0.0625 + 0.03125 + 0.015625) x 8 = 0.9843754 x 8 = 7.875</text:p>
      <text:p text:style-name="P48"/>
      <text:p text:style-name="P49">Note: In the number 7.875, 7 <text:span text:style-name="T20">(binary 111) is</text:span> referred to as <text:span text:style-name="T20">its</text:span> LHS.</text:p>
      <text:p text:style-name="P49">.875 <text:span text:style-name="T20">(binary .111) is referred to </text:span>as its RHS.</text:p>
      <text:p text:style-name="P3"/>
      <text:p text:style-name="P5">Converting a fraction to <text:span text:style-name="T3">decimal or </text:span>binary </text:p>
      <text:p text:style-name="P5"/>
      <text:p text:style-name="P21">A slight digression is required before going any further</text:p>
      <text:p text:style-name="P17"/>
      <text:p text:style-name="P17">Consider the fraction A/B where B &gt; A.</text:p>
      <text:p text:style-name="P18">To convert this to <text:span text:style-name="T3">decimal</text:span> we <text:span text:style-name="T5">use a loop containing</text:span> two lines of integer arithmetic. <text:s text:c="2"/></text:p>
      <text:p text:style-name="P18"/>
      <text:p text:style-name="P18">The first line calculates <text:span text:style-name="T3">(10 x A) /B </text:span>which gives<text:span text:style-name="T1"> an answer between 0 and 9</text:span></text:p>
      <text:p text:style-name="P18">The second line calculates the remainder of th<text:span text:style-name="T6">is</text:span> sum which is (<text:span text:style-name="T4">10</text:span> x A)%B</text:p>
      <text:p text:style-name="P18">The first line is then repeated, however this time A is replaced by the remainder just calculated.</text:p>
      <text:p text:style-name="P18"/>
      <text:p text:style-name="P22">For binary conversion we replace the 10 by 2 and the division always gives a result of 0 or 1</text:p>
      <text:p text:style-name="P18"/>
      <text:p text:style-name="P6">Decimal to binary conversion</text:p>
      <text:p text:style-name="P18"/>
      <text:p text:style-name="P31">Consider the number 7.875. <text:s/>We can process the <text:span text:style-name="T20">LHS</text:span> using familiar integer conversion. <text:s/>For the <text:span text:style-name="T20">RHS</text:span> we use the <text:span text:style-name="T2">fraction to binary routine.</text:span></text:p>
      <text:p text:style-name="P20"/>
      <text:p text:style-name="P18">Consider 0.875: <text:s/><text:span text:style-name="T5">It</text:span> is equal to <text:span text:style-name="T12">the fraction </text:span>875/1000 <text:span text:style-name="T20">where 1000 is known as the denominator</text:span></text:p>
      <text:p text:style-name="P18">The first bit on the RHS of the binary point is 2 x 875/1000 = 1750/1000 <text:tab/> 1</text:p>
      <text:p text:style-name="P18">This sum generates a remainder of 750</text:p>
      <text:p text:style-name="P18">(750 x 2) /1000 is 1 remainder 500 and therefore the second bit is also 1</text:p>
      <text:p text:style-name="P18"><text:soft-page-break/>(500 x 2)/1000 is 1 remainder zero. Therefore the third and final bit is also 1</text:p>
      <text:p text:style-name="P18"/>
      <text:p text:style-name="P18"><text:span text:style-name="T2">And we </text:span>get 0.875 = 0.111 in binary.</text:p>
      <text:p text:style-name="P53">Note: 875 are referred to as decimal places and 111 as binary places.</text:p>
      <text:p text:style-name="P18"/>
      <text:p text:style-name="P18"/>
      <text:p text:style-name="P16">Setting the number of significant <text:span text:style-name="T13">bits</text:span></text:p>
      <text:p text:style-name="P18"/>
      <text:p text:style-name="P33">The number 7.875 has 3 <text:span text:style-name="T14">decimal </text:span>digits <text:span text:style-name="T17">following the decimal point.</text:span></text:p>
      <text:p text:style-name="P33"><text:span text:style-name="T17">It also has 3 bits following the binary point</text:span>.</text:p>
      <text:p text:style-name="P34">However the number of <text:span text:style-name="T17">these</text:span> bits will vary greatly and it may be necessary to limit them.</text:p>
      <text:p text:style-name="P32"/>
      <text:p text:style-name="P32">Consider the number 7.877. This is equal to 111.bbbbbbbbbbbbbbb.</text:p>
      <text:p text:style-name="P34">The fraction to binary routine generates one bit for each division.</text:p>
      <text:p text:style-name="P34">We therefore set the number of divisions to the number of significant bits for which there is space.</text:p>
      <text:p text:style-name="P34"/>
      <text:p text:style-name="P35">The floating point format allows 24 bits for the real number.</text:p>
      <text:p text:style-name="P35">The number 7.875 requires 3 bits for the integer part.</text:p>
      <text:p text:style-name="P35">When calling the fraction to binary routine we specify that 21 divisions are required and 0.875 is converted to binary 0.11100000000000000000000<text:span text:style-name="T15">0</text:span> </text:p>
      <text:p text:style-name="P32"/>
      <text:p text:style-name="P15"/>
      <text:p text:style-name="P50">Assembling a floating point number (FPN)</text:p>
      <text:p text:style-name="P37"/>
      <text:p text:style-name="P42">The bits in our <text:span text:style-name="T22">s</text:span>ample number 111.111 with be shifted to 1.11111 <text:span text:style-name="T23">and the exponent will be set to 2</text:span><text:span text:style-name="T21">. The single 1 on the LHS of the binary point will not be saved since it is always present. <text:s/>Lagging zeros will be added to the RHS of the binary point until 23 bits are occupied as shown below:</text:span></text:p>
      <text:p text:style-name="P43"><text:tab/></text:p>
      <text:p text:style-name="P44"><text:tab/>11111000000000000000000</text:p>
      <text:p text:style-name="P37"/>
      <text:p text:style-name="P44">The steps required to achieve this are as follows:</text:p>
      <text:p text:style-name="P38"/>
      <text:p text:style-name="P40">Convert the integer part of the real number to binary and save it <text:span text:style-name="T19">as a</text:span> long <text:span text:style-name="T19">integer</text:span></text:p>
      <text:p text:style-name="P39">Determine the length <text:span text:style-name="T18">(n) </text:span>of <text:span text:style-name="T19">this integer</text:span></text:p>
      <text:p text:style-name="P41">Shift <text:span text:style-name="T20">the integer</text:span> by (24 - n) bits <text:span text:style-name="T18">so that </text:span>its<text:span text:style-name="T18"> MSB occupie</text:span>s<text:span text:style-name="T18"> bit 23</text:span></text:p>
      <text:p text:style-name="P41">Convert the RHS of the real number to a long integer</text:p>
      <text:p text:style-name="P42">Perform the decimal to binary conversion repeating the division process (24 – n) times</text:p>
      <text:p text:style-name="P42">The LHS and RHS of the binary number can now be combined using the OR function</text:p>
      <text:p text:style-name="P44"/>
      <text:p text:style-name="P44">Note: As can be seem from the sample number the exponent is given by n – 1. </text:p>
      <text:p text:style-name="P42"/>
      <text:p text:style-name="P45">Bits 23 to 31 are used for the exponent. <text:span text:style-name="T25">127 is added to </text:span>it<text:span text:style-name="T25"> before it is saved. An exponent of 2 is therefore saved as 129. Similarly other exponents are saved as follows:</text:span></text:p>
      <text:p text:style-name="P23"/>
      <text:p text:style-name="P23"><text:tab/>-126<text:tab/>as <text:tab/>1</text:p>
      <text:p text:style-name="P23"><text:tab/>0 <text:tab/>as <text:tab/>127</text:p>
      <text:p text:style-name="P23"><text:tab/>+127 <text:tab/>as <text:tab/>254</text:p>
      <text:p text:style-name="P23"/>
      <text:p text:style-name="P23">This arrangement allows zero and 255 (all ones) to be reserved for underflow and overflow (to be discussed later).</text:p>
      <text:p text:style-name="P23"><text:soft-page-break/></text:p>
      <text:p text:style-name="P45">Note: Bit 23 (the single 1) on the LHS of the binary point is over written by the exponent.</text:p>
      <text:p text:style-name="P19"/>
      <text:p text:style-name="P19"/>
      <text:p text:style-name="P18"/>
      <text:p text:style-name="P7">Binary to decimal conversion</text:p>
      <text:p text:style-name="P21"/>
      <text:p text:style-name="P21">Consider the binary number 0.111</text:p>
      <text:p text:style-name="P21">We can shift this to the LHS o<text:span text:style-name="T4">f</text:span> the binary point without changing its value provided we remember to divide the result by 8.</text:p>
      <text:p text:style-name="P21">Therefore 0.111 = binary 111 divided by 8 which equals 7/8</text:p>
      <text:p text:style-name="P21"/>
      <text:p text:style-name="P21">This is converted to decimal using a fraction to decimal routine <text:span text:style-name="T4">as shown below:</text:span></text:p>
      <text:p text:style-name="P21"/>
      <text:p text:style-name="P25">We start with 7/8</text:p>
      <text:p text:style-name="P21">70/8 is 8 remainder 6</text:p>
      <text:p text:style-name="P21">60/8 is 7 remainder 4</text:p>
      <text:p text:style-name="P21">40/8 is 5 remainder zero</text:p>
      <text:p text:style-name="P21">We therefore get 7/<text:span text:style-name="T4">8</text:span> = 0.875</text:p>
      <text:p text:style-name="P4"/>
      <text:p text:style-name="P10"/>
      <text:p text:style-name="P14"/>
      <text:p text:style-name="P36"/>
      <text:p text:style-name="P31"/>
      <text:p text:style-name="P10"/>
      <text:p text:style-name="P10"/>
      <text:p text:style-name="P10"/>
      <text:p text:style-name="P10"/>
      <text:p text:style-name="P24"/>
      <text:p text:style-name="P11">A first sketch: <text:span text:style-name="T7">Non-integer number IO (input and output) </text:span></text:p>
      <text:p text:style-name="P26"/>
      <text:p text:style-name="P27">Reads a string containing decimal characters such as 7.875.</text:p>
      <text:p text:style-name="P12"><text:span text:style-name="T10">Converts the</text:span><text:span text:style-name="T11">m</text:span><text:span text:style-name="T10"> </text:span><text:span text:style-name="T9">to a binary </text:span><text:span text:style-name="T10">number </text:span><text:span text:style-name="T9">as described above</text:span></text:p>
      <text:p text:style-name="P13"><text:span text:style-name="T8">Reconverts the binary form back to </text:span><text:span text:style-name="T10">a </text:span><text:span text:style-name="T8">decimal </text:span><text:span text:style-name="T10">string and saves it</text:span><text:span text:style-name="T8">.</text:span></text:p>
      <text:p text:style-name="P28">Checks for any errors resulting from this process</text:p>
      <text:p text:style-name="P28"/>
      <text:p text:style-name="P13"><text:span text:style-name="T8">Of course subroutines are also required to input data </text:span><text:span text:style-name="T10">strings </text:span><text:span text:style-name="T8">from the PC keyboard and output </text:span><text:span text:style-name="T10">them </text:span><text:span text:style-name="T8">to the screen. <text:s/>To avoid confusion these are not part of the sketch but are placed in a separate C file. </text:span></text:p>
      <text:p text:style-name="P28"/>
      <text:p text:style-name="P29">String from KBD</text:p>
      <text:p text:style-name="P29">Separate out RHS side and convert to binary</text:p>
      <text:p text:style-name="P30">Separate out LHS </text:p>
      <text:p text:style-name="P10"/>
      <text:p text:style-name="P10"/>
      <text:p text:style-name="P10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c548b" officeooo:paragraph-rsid="002c548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9T14:41:43.439000000</meta:creation-date>
    <meta:generator>LibreOffice/6.2.8.2$Windows_X86_64 LibreOffice_project/f82ddfca21ebc1e222a662a32b25c0c9d20169ee</meta:generator>
    <dc:date>2021-06-02T21:28:20.422000000</dc:date>
    <meta:editing-duration>PT4H29M38S</meta:editing-duration>
    <meta:editing-cycles>29</meta:editing-cycles>
    <meta:document-statistic meta:table-count="0" meta:image-count="0" meta:object-count="0" meta:page-count="3" meta:paragraph-count="81" meta:word-count="978" meta:character-count="5172" meta:non-whitespace-character-count="4242"/>
  </office:meta>
</office:document-meta>
</file>